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Usename</text:p>
          </table:table-cell>
          <table:table-cell table:style-name="ce1" office:value-type="string">
            <text:p>Password</text:p>
          </table:table-cell>
        </table:table-row>
        <table:table-row table:style-name="ro1">
          <table:table-cell office:value-type="string">
            <text:p>DemoSalesManager</text:p>
          </table:table-cell>
          <table:table-cell office:value-type="string">
            <text:p>crmsfa</text:p>
          </table:table-cell>
        </table:table-row>
        <table:table-row table:style-name="ro1">
          <table:table-cell office:value-type="string">
            <text:p>DemoCRM</text:p>
          </table:table-cell>
          <table:table-cell office:value-type="string">
            <text:p>crmsf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9/07/2016</text:date>, <text:time>11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7S</meta:editing-duration>
    <meta:editing-cycles>3</meta:editing-cycles>
    <meta:generator>OpenOffice/4.1.1$Win32 OpenOffice.org_project/411m6$Build-9775</meta:generator>
    <dc:date>2016-07-09T11:38:36.78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